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  <style:style style:name="ce78" style:family="table-cell" style:parent-style-name="Default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offse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/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branch if rs1 =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branch if rs1 !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gt;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lt;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rs1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I-Type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rs1, offset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I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2, rs1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2, rs1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[value]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[value]</text:p>
          </table:table-cell>
          <table:table-cell table:style-name="ce11" office:value-type="string" calcext:value-type="string" table:number-columns-spanned="4" table:number-rows-spanned="1">
            <text:p>value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8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8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8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2"/>
          <table:covered-table-cell table:number-columns-repeated="3" table:style-name="ce42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23:43:55.529289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2-08T00:47:28.854227022</dc:date>
    <meta:editing-duration>PT11H43M5S</meta:editing-duration>
    <meta:editing-cycles>82</meta:editing-cycles>
    <meta:generator>LibreOffice/6.3.3.2$Linux_X86_64 LibreOffice_project/30$Build-2</meta:generator>
    <meta:document-statistic meta:table-count="1" meta:cell-count="319" meta:object-count="0"/>
  </office:meta>
</office:document-meta>
</file>